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5" style:family="table-cell" style:parent-style-name="Default" style:data-style-name="N111"/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6"/>
        <table:table-column table:style-name="co3" table:number-columns-repeated="1019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/>Cycles <text:s text:c="5"/></text:p>
          </table:table-cell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Benchmark <text:s text:c="5"/></text:p>
          </table:table-cell>
          <table:table-cell table:style-name="ce1" office:value-type="string" calcext:value-type="string">
            <text:p><text:s/>Instructions 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Improvement 1</text:p>
          </table:table-cell>
          <table:table-cell table:style-name="ce1" office:value-type="string" calcext:value-type="string">
            <text:p>Improvement 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glib-combined </text:p>
          </table:table-cell>
          <table:table-cell office:value-type="float" office:value="2827973" calcext:value-type="float">
            <text:p>2827973</text:p>
          </table:table-cell>
          <table:table-cell office:value-type="float" office:value="7697568" calcext:value-type="float">
            <text:p>7697568</text:p>
          </table:table-cell>
          <table:table-cell office:value-type="float" office:value="6107910" calcext:value-type="float">
            <text:p>6107910</text:p>
          </table:table-cell>
          <table:table-cell office:value-type="string" calcext:value-type="string">
            <text:p><text:s/>5988998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matmult-int <text:s text:c="3"/></text:p>
          </table:table-cell>
          <table:table-cell office:value-type="float" office:value="3248422" calcext:value-type="float">
            <text:p>3248422</text:p>
          </table:table-cell>
          <table:table-cell office:value-type="float" office:value="20715666" calcext:value-type="float">
            <text:p>20715666</text:p>
          </table:table-cell>
          <table:table-cell office:value-type="float" office:value="19105311" calcext:value-type="float">
            <text:p>19105311</text:p>
          </table:table-cell>
          <table:table-cell office:value-type="string" calcext:value-type="string">
            <text:p><text:s/>18049710 <text:s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cubic <text:s text:c="9"/></text:p>
          </table:table-cell>
          <table:table-cell office:value-type="float" office:value="3376386" calcext:value-type="float">
            <text:p>3376386</text:p>
          </table:table-cell>
          <table:table-cell office:value-type="float" office:value="11890718" calcext:value-type="float">
            <text:p>11890718</text:p>
          </table:table-cell>
          <table:table-cell office:value-type="float" office:value="10900397" calcext:value-type="float">
            <text:p>10900397</text:p>
          </table:table-cell>
          <table:table-cell office:value-type="string" calcext:value-type="string">
            <text:p><text:s/>10907163 <text:s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statemate <text:s text:c="5"/></text:p>
          </table:table-cell>
          <table:table-cell office:value-type="float" office:value="3443477" calcext:value-type="float">
            <text:p>3443477</text:p>
          </table:table-cell>
          <table:table-cell office:value-type="float" office:value="7114009" calcext:value-type="float">
            <text:p>7114009</text:p>
          </table:table-cell>
          <table:table-cell office:value-type="float" office:value="4998730" calcext:value-type="float">
            <text:p>4998730</text:p>
          </table:table-cell>
          <table:table-cell office:value-type="string" calcext:value-type="string">
            <text:p><text:s/>4919287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crc32 <text:s text:c="9"/></text:p>
          </table:table-cell>
          <table:table-cell office:value-type="float" office:value="3567034" calcext:value-type="float">
            <text:p>3567034</text:p>
          </table:table-cell>
          <table:table-cell office:value-type="float" office:value="12184144" calcext:value-type="float">
            <text:p>12184144</text:p>
          </table:table-cell>
          <table:table-cell office:value-type="float" office:value="10993817" calcext:value-type="float">
            <text:p>10993817</text:p>
          </table:table-cell>
          <table:table-cell office:value-type="string" calcext:value-type="string">
            <text:p><text:s/>10548830 <text:s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slre <text:s text:c="10"/></text:p>
          </table:table-cell>
          <table:table-cell office:value-type="float" office:value="3242167" calcext:value-type="float">
            <text:p>3242167</text:p>
          </table:table-cell>
          <table:table-cell office:value-type="float" office:value="7302183" calcext:value-type="float">
            <text:p>7302183</text:p>
          </table:table-cell>
          <table:table-cell office:value-type="float" office:value="5658098" calcext:value-type="float">
            <text:p>5658098</text:p>
          </table:table-cell>
          <table:table-cell office:value-type="string" calcext:value-type="string">
            <text:p><text:s/>5701478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minver <text:s text:c="8"/></text:p>
          </table:table-cell>
          <table:table-cell office:value-type="float" office:value="2968638" calcext:value-type="float">
            <text:p>2968638</text:p>
          </table:table-cell>
          <table:table-cell office:value-type="float" office:value="8065262" calcext:value-type="float">
            <text:p>8065262</text:p>
          </table:table-cell>
          <table:table-cell office:value-type="float" office:value="6980493" calcext:value-type="float">
            <text:p>6980493</text:p>
          </table:table-cell>
          <table:table-cell office:value-type="string" calcext:value-type="string">
            <text:p><text:s/>7102573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aha-mont64 <text:s text:c="4"/></text:p>
          </table:table-cell>
          <table:table-cell office:value-type="float" office:value="3385085" calcext:value-type="float">
            <text:p>3385085</text:p>
          </table:table-cell>
          <table:table-cell office:value-type="float" office:value="7556951" calcext:value-type="float">
            <text:p>7556951</text:p>
          </table:table-cell>
          <table:table-cell office:value-type="float" office:value="7145155" calcext:value-type="float">
            <text:p>7145155</text:p>
          </table:table-cell>
          <table:table-cell office:value-type="string" calcext:value-type="string">
            <text:p><text:s/>5384423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nsichneu <text:s text:c="6"/></text:p>
          </table:table-cell>
          <table:table-cell office:value-type="float" office:value="2391220" calcext:value-type="float">
            <text:p>2391220</text:p>
          </table:table-cell>
          <table:table-cell office:value-type="float" office:value="9377919" calcext:value-type="float">
            <text:p>9377919</text:p>
          </table:table-cell>
          <table:table-cell office:value-type="float" office:value="6807749" calcext:value-type="float">
            <text:p>6807749</text:p>
          </table:table-cell>
          <table:table-cell office:value-type="string" calcext:value-type="string">
            <text:p><text:s/>6832776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huffbench <text:s text:c="5"/></text:p>
          </table:table-cell>
          <table:table-cell office:value-type="float" office:value="2692430" calcext:value-type="float">
            <text:p>2692430</text:p>
          </table:table-cell>
          <table:table-cell office:value-type="float" office:value="6466035" calcext:value-type="float">
            <text:p>6466035</text:p>
          </table:table-cell>
          <table:table-cell office:value-type="float" office:value="5427198" calcext:value-type="float">
            <text:p>5427198</text:p>
          </table:table-cell>
          <table:table-cell office:value-type="string" calcext:value-type="string">
            <text:p><text:s/>4754929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st <text:s text:c="12"/></text:p>
          </table:table-cell>
          <table:table-cell office:value-type="float" office:value="3284773" calcext:value-type="float">
            <text:p>3284773</text:p>
          </table:table-cell>
          <table:table-cell office:value-type="float" office:value="10053904" calcext:value-type="float">
            <text:p>10053904</text:p>
          </table:table-cell>
          <table:table-cell office:value-type="float" office:value="9193981" calcext:value-type="float">
            <text:p>9193981</text:p>
          </table:table-cell>
          <table:table-cell office:value-type="string" calcext:value-type="string">
            <text:p><text:s/>9199553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edn <text:s text:c="11"/></text:p>
          </table:table-cell>
          <table:table-cell office:value-type="float" office:value="3153928" calcext:value-type="float">
            <text:p>3153928</text:p>
          </table:table-cell>
          <table:table-cell office:value-type="float" office:value="23578260" calcext:value-type="float">
            <text:p>23578260</text:p>
          </table:table-cell>
          <table:table-cell office:value-type="float" office:value="22476450" calcext:value-type="float">
            <text:p>22476450</text:p>
          </table:table-cell>
          <table:table-cell office:value-type="string" calcext:value-type="string">
            <text:p><text:s/>21658769 <text:s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nettle-aes <text:s text:c="4"/></text:p>
          </table:table-cell>
          <table:table-cell office:value-type="float" office:value="3760611" calcext:value-type="float">
            <text:p>3760611</text:p>
          </table:table-cell>
          <table:table-cell office:value-type="float" office:value="5260271" calcext:value-type="float">
            <text:p>5260271</text:p>
          </table:table-cell>
          <table:table-cell office:value-type="float" office:value="4254781" calcext:value-type="float">
            <text:p>4254781</text:p>
          </table:table-cell>
          <table:table-cell office:value-type="string" calcext:value-type="string">
            <text:p><text:s/>4209791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wikisort <text:s text:c="6"/></text:p>
          </table:table-cell>
          <table:table-cell office:value-type="float" office:value="2462599" calcext:value-type="float">
            <text:p>2462599</text:p>
          </table:table-cell>
          <table:table-cell office:value-type="float" office:value="7784267" calcext:value-type="float">
            <text:p>7784267</text:p>
          </table:table-cell>
          <table:table-cell office:value-type="float" office:value="6799600" calcext:value-type="float">
            <text:p>6799600</text:p>
          </table:table-cell>
          <table:table-cell office:value-type="string" calcext:value-type="string">
            <text:p><text:s/>6767437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nettle-sha256 <text:s/></text:p>
          </table:table-cell>
          <table:table-cell office:value-type="float" office:value="3392801" calcext:value-type="float">
            <text:p>3392801</text:p>
          </table:table-cell>
          <table:table-cell office:value-type="float" office:value="4470315" calcext:value-type="float">
            <text:p>4470315</text:p>
          </table:table-cell>
          <table:table-cell office:value-type="float" office:value="3737824" calcext:value-type="float">
            <text:p>3737824</text:p>
          </table:table-cell>
          <table:table-cell office:value-type="string" calcext:value-type="string">
            <text:p><text:s/>3657250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qrduino <text:s text:c="7"/></text:p>
          </table:table-cell>
          <table:table-cell office:value-type="float" office:value="3443724" calcext:value-type="float">
            <text:p>3443724</text:p>
          </table:table-cell>
          <table:table-cell office:value-type="float" office:value="10360252" calcext:value-type="float">
            <text:p>10360252</text:p>
          </table:table-cell>
          <table:table-cell office:value-type="float" office:value="9274650" calcext:value-type="float">
            <text:p>9274650</text:p>
          </table:table-cell>
          <table:table-cell office:value-type="string" calcext:value-type="string">
            <text:p><text:s/>9045320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picojpeg <text:s text:c="6"/></text:p>
          </table:table-cell>
          <table:table-cell office:value-type="float" office:value="3126586" calcext:value-type="float">
            <text:p>3126586</text:p>
          </table:table-cell>
          <table:table-cell office:value-type="float" office:value="9099066" calcext:value-type="float">
            <text:p>9099066</text:p>
          </table:table-cell>
          <table:table-cell office:value-type="float" office:value="7888266" calcext:value-type="float">
            <text:p>7888266</text:p>
          </table:table-cell>
          <table:table-cell office:value-type="string" calcext:value-type="string">
            <text:p><text:s/>7515370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ud <text:s text:c="12"/></text:p>
          </table:table-cell>
          <table:table-cell office:value-type="float" office:value="2652126" calcext:value-type="float">
            <text:p>2652126</text:p>
          </table:table-cell>
          <table:table-cell office:value-type="float" office:value="9825338" calcext:value-type="float">
            <text:p>9825338</text:p>
          </table:table-cell>
          <table:table-cell office:value-type="float" office:value="8775738" calcext:value-type="float">
            <text:p>8775738</text:p>
          </table:table-cell>
          <table:table-cell office:value-type="string" calcext:value-type="string">
            <text:p><text:s/>8683010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nbody <text:s text:c="9"/></text:p>
          </table:table-cell>
          <table:table-cell office:value-type="float" office:value="3085161" calcext:value-type="float">
            <text:p>3085161</text:p>
          </table:table-cell>
          <table:table-cell office:value-type="float" office:value="9295269" calcext:value-type="float">
            <text:p>9295269</text:p>
          </table:table-cell>
          <table:table-cell office:value-type="float" office:value="8573359" calcext:value-type="float">
            <text:p>8573359</text:p>
          </table:table-cell>
          <table:table-cell office:value-type="string" calcext:value-type="string">
            <text:p><text:s/>8555956 <text:s text:c="2"/>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PC</text:p>
          </table:table-cell>
          <table:table-cell table:style-name="ce1" table:number-columns-repeated="1021"/>
        </table:table-row>
        <table:table-row table:style-name="ro1">
          <table:table-cell table:style-name="ce1" table:formula="of:=[.A4]" office:value-type="string" office:string-value="Benchmark      " calcext:value-type="string">
            <text:p>Benchmark <text:s text:c="5"/></text:p>
          </table:table-cell>
          <table:table-cell table:style-name="ce1" table:formula="of:=[.B4]" office:value-type="string" office:string-value=" Instructions " calcext:value-type="string">
            <text:p><text:s/>Instructions 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Improvement 1</text:p>
          </table:table-cell>
          <table:table-cell table:style-name="ce1" office:value-type="string" calcext:value-type="string">
            <text:p>Improvement 2</text:p>
          </table:table-cell>
          <table:table-cell table:style-name="ce1" table:number-columns-repeated="1019"/>
        </table:table-row>
        <table:table-row table:style-name="ro1">
          <table:table-cell table:formula="of:=[.A5]" office:value-type="string" office:string-value="sglib-combined " calcext:value-type="string">
            <text:p>sglib-combined </text:p>
          </table:table-cell>
          <table:table-cell table:formula="of:=[.B5]" office:value-type="float" office:value="2827973" calcext:value-type="float">
            <text:p>2827973</text:p>
          </table:table-cell>
          <table:table-cell table:style-name="ce2" table:formula="of:=[.B5]/[.C5]" office:value-type="float" office:value="0.367385257265671" calcext:value-type="float">
            <text:p>0.37</text:p>
          </table:table-cell>
          <table:table-cell table:style-name="ce2" table:formula="of:=[.B5]/[.D5]" office:value-type="float" office:value="0.463001746915066" calcext:value-type="float">
            <text:p>0.46</text:p>
          </table:table-cell>
          <table:table-cell table:style-name="ce2" table:formula="of:=[.B5]/[.E5]" office:value-type="float" office:value="0.472194680980024" calcext:value-type="float">
            <text:p>0.47</text:p>
          </table:table-cell>
          <table:table-cell table:number-columns-repeated="1019"/>
        </table:table-row>
        <table:table-row table:style-name="ro1">
          <table:table-cell table:formula="of:=[.A6]" office:value-type="string" office:string-value="matmult-int    " calcext:value-type="string">
            <text:p>matmult-int <text:s text:c="3"/></text:p>
          </table:table-cell>
          <table:table-cell table:formula="of:=[.B6]" office:value-type="float" office:value="3248422" calcext:value-type="float">
            <text:p>3248422</text:p>
          </table:table-cell>
          <table:table-cell table:style-name="ce2" table:formula="of:=[.B6]/[.C6]" office:value-type="float" office:value="0.156809923465652" calcext:value-type="float">
            <text:p>0.16</text:p>
          </table:table-cell>
          <table:table-cell table:style-name="ce2" table:formula="of:=[.B6]/[.D6]" office:value-type="float" office:value="0.170027172025622" calcext:value-type="float">
            <text:p>0.17</text:p>
          </table:table-cell>
          <table:table-cell table:style-name="ce2" table:formula="of:=[.B6]/[.E6]" office:value-type="float" office:value="0.179970869338067" calcext:value-type="float">
            <text:p>0.18</text:p>
          </table:table-cell>
          <table:table-cell table:number-columns-repeated="1019"/>
        </table:table-row>
        <table:table-row table:style-name="ro1">
          <table:table-cell table:formula="of:=[.A7]" office:value-type="string" office:string-value="cubic          " calcext:value-type="string">
            <text:p>cubic <text:s text:c="9"/></text:p>
          </table:table-cell>
          <table:table-cell table:formula="of:=[.B7]" office:value-type="float" office:value="3376386" calcext:value-type="float">
            <text:p>3376386</text:p>
          </table:table-cell>
          <table:table-cell table:style-name="ce2" table:formula="of:=[.B7]/[.C7]" office:value-type="float" office:value="0.283951398056871" calcext:value-type="float">
            <text:p>0.28</text:p>
          </table:table-cell>
          <table:table-cell table:style-name="ce2" table:formula="of:=[.B7]/[.D7]" office:value-type="float" office:value="0.309748901806053" calcext:value-type="float">
            <text:p>0.31</text:p>
          </table:table-cell>
          <table:table-cell table:style-name="ce2" table:formula="of:=[.B7]/[.E7]" office:value-type="float" office:value="0.309556756417778" calcext:value-type="float">
            <text:p>0.31</text:p>
          </table:table-cell>
          <table:table-cell table:number-columns-repeated="1019"/>
        </table:table-row>
        <table:table-row table:style-name="ro1">
          <table:table-cell table:formula="of:=[.A8]" office:value-type="string" office:string-value="statemate      " calcext:value-type="string">
            <text:p>statemate <text:s text:c="5"/></text:p>
          </table:table-cell>
          <table:table-cell table:formula="of:=[.B8]" office:value-type="float" office:value="3443477" calcext:value-type="float">
            <text:p>3443477</text:p>
          </table:table-cell>
          <table:table-cell table:style-name="ce2" table:formula="of:=[.B8]/[.C8]" office:value-type="float" office:value="0.484041698569681" calcext:value-type="float">
            <text:p>0.48</text:p>
          </table:table-cell>
          <table:table-cell table:style-name="ce2" table:formula="of:=[.B8]/[.D8]" office:value-type="float" office:value="0.688870373074761" calcext:value-type="float">
            <text:p>0.69</text:p>
          </table:table-cell>
          <table:table-cell table:style-name="ce2" table:formula="of:=[.B8]/[.E8]" office:value-type="float" office:value="0.699995141572346" calcext:value-type="float">
            <text:p>0.70</text:p>
          </table:table-cell>
          <table:table-cell table:number-columns-repeated="1019"/>
        </table:table-row>
        <table:table-row table:style-name="ro1">
          <table:table-cell table:formula="of:=[.A9]" office:value-type="string" office:string-value="crc32          " calcext:value-type="string">
            <text:p>crc32 <text:s text:c="9"/></text:p>
          </table:table-cell>
          <table:table-cell table:formula="of:=[.B9]" office:value-type="float" office:value="3567034" calcext:value-type="float">
            <text:p>3567034</text:p>
          </table:table-cell>
          <table:table-cell table:style-name="ce2" table:formula="of:=[.B9]/[.C9]" office:value-type="float" office:value="0.292760328505638" calcext:value-type="float">
            <text:p>0.29</text:p>
          </table:table-cell>
          <table:table-cell table:style-name="ce2" table:formula="of:=[.B9]/[.D9]" office:value-type="float" office:value="0.324458193182586" calcext:value-type="float">
            <text:p>0.32</text:p>
          </table:table-cell>
          <table:table-cell table:style-name="ce2" table:formula="of:=[.B9]/[.E9]" office:value-type="float" office:value="0.338144988591152" calcext:value-type="float">
            <text:p>0.34</text:p>
          </table:table-cell>
          <table:table-cell table:number-columns-repeated="1019"/>
        </table:table-row>
        <table:table-row table:style-name="ro1">
          <table:table-cell table:formula="of:=[.A10]" office:value-type="string" office:string-value="slre           " calcext:value-type="string">
            <text:p>slre <text:s text:c="10"/></text:p>
          </table:table-cell>
          <table:table-cell table:formula="of:=[.B10]" office:value-type="float" office:value="3242167" calcext:value-type="float">
            <text:p>3242167</text:p>
          </table:table-cell>
          <table:table-cell table:style-name="ce2" table:formula="of:=[.B10]/[.C10]" office:value-type="float" office:value="0.443999691599074" calcext:value-type="float">
            <text:p>0.44</text:p>
          </table:table-cell>
          <table:table-cell table:style-name="ce2" table:formula="of:=[.B10]/[.D10]" office:value-type="float" office:value="0.573013581595794" calcext:value-type="float">
            <text:p>0.57</text:p>
          </table:table-cell>
          <table:table-cell table:style-name="ce2" table:formula="of:=[.B10]/[.E10]" office:value-type="float" office:value="0.5686537771434" calcext:value-type="float">
            <text:p>0.57</text:p>
          </table:table-cell>
          <table:table-cell table:number-columns-repeated="1019"/>
        </table:table-row>
        <table:table-row table:style-name="ro1">
          <table:table-cell table:formula="of:=[.A11]" office:value-type="string" office:string-value="minver         " calcext:value-type="string">
            <text:p>minver <text:s text:c="8"/></text:p>
          </table:table-cell>
          <table:table-cell table:formula="of:=[.B11]" office:value-type="float" office:value="2968638" calcext:value-type="float">
            <text:p>2968638</text:p>
          </table:table-cell>
          <table:table-cell table:style-name="ce2" table:formula="of:=[.B11]/[.C11]" office:value-type="float" office:value="0.368077069288016" calcext:value-type="float">
            <text:p>0.37</text:p>
          </table:table-cell>
          <table:table-cell table:style-name="ce2" table:formula="of:=[.B11]/[.D11]" office:value-type="float" office:value="0.425276266303827" calcext:value-type="float">
            <text:p>0.43</text:p>
          </table:table-cell>
          <table:table-cell table:style-name="ce2" table:formula="of:=[.B11]/[.E11]" office:value-type="float" office:value="0.417966559442613" calcext:value-type="float">
            <text:p>0.42</text:p>
          </table:table-cell>
          <table:table-cell table:number-columns-repeated="1019"/>
        </table:table-row>
        <table:table-row table:style-name="ro1">
          <table:table-cell table:formula="of:=[.A12]" office:value-type="string" office:string-value="aha-mont64     " calcext:value-type="string">
            <text:p>aha-mont64 <text:s text:c="4"/></text:p>
          </table:table-cell>
          <table:table-cell table:formula="of:=[.B12]" office:value-type="float" office:value="3385085" calcext:value-type="float">
            <text:p>3385085</text:p>
          </table:table-cell>
          <table:table-cell table:style-name="ce2" table:formula="of:=[.B12]/[.C12]" office:value-type="float" office:value="0.447943224721187" calcext:value-type="float">
            <text:p>0.45</text:p>
          </table:table-cell>
          <table:table-cell table:style-name="ce2" table:formula="of:=[.B12]/[.D12]" office:value-type="float" office:value="0.473759491571561" calcext:value-type="float">
            <text:p>0.47</text:p>
          </table:table-cell>
          <table:table-cell table:style-name="ce2" table:formula="of:=[.B12]/[.E12]" office:value-type="float" office:value="0.628681104734899" calcext:value-type="float">
            <text:p>0.63</text:p>
          </table:table-cell>
          <table:table-cell table:number-columns-repeated="1019"/>
        </table:table-row>
        <table:table-row table:style-name="ro1">
          <table:table-cell table:formula="of:=[.A13]" office:value-type="string" office:string-value="nsichneu       " calcext:value-type="string">
            <text:p>nsichneu <text:s text:c="6"/></text:p>
          </table:table-cell>
          <table:table-cell table:formula="of:=[.B13]" office:value-type="float" office:value="2391220" calcext:value-type="float">
            <text:p>2391220</text:p>
          </table:table-cell>
          <table:table-cell table:style-name="ce2" table:formula="of:=[.B13]/[.C13]" office:value-type="float" office:value="0.254984074825129" calcext:value-type="float">
            <text:p>0.25</text:p>
          </table:table-cell>
          <table:table-cell table:style-name="ce2" table:formula="of:=[.B13]/[.D13]" office:value-type="float" office:value="0.351249730270608" calcext:value-type="float">
            <text:p>0.35</text:p>
          </table:table-cell>
          <table:table-cell table:style-name="ce2" table:formula="of:=[.B13]/[.E13]" office:value-type="float" office:value="0.349963177484525" calcext:value-type="float">
            <text:p>0.35</text:p>
          </table:table-cell>
          <table:table-cell table:number-columns-repeated="1019"/>
        </table:table-row>
        <table:table-row table:style-name="ro1">
          <table:table-cell table:formula="of:=[.A14]" office:value-type="string" office:string-value="huffbench      " calcext:value-type="string">
            <text:p>huffbench <text:s text:c="5"/></text:p>
          </table:table-cell>
          <table:table-cell table:formula="of:=[.B14]" office:value-type="float" office:value="2692430" calcext:value-type="float">
            <text:p>2692430</text:p>
          </table:table-cell>
          <table:table-cell table:style-name="ce2" table:formula="of:=[.B14]/[.C14]" office:value-type="float" office:value="0.416395828355399" calcext:value-type="float">
            <text:p>0.42</text:p>
          </table:table-cell>
          <table:table-cell table:style-name="ce2" table:formula="of:=[.B14]/[.D14]" office:value-type="float" office:value="0.496099460531936" calcext:value-type="float">
            <text:p>0.50</text:p>
          </table:table-cell>
          <table:table-cell table:style-name="ce2" table:formula="of:=[.B14]/[.E14]" office:value-type="float" office:value="0.566239790331254" calcext:value-type="float">
            <text:p>0.57</text:p>
          </table:table-cell>
          <table:table-cell table:number-columns-repeated="1019"/>
        </table:table-row>
        <table:table-row table:style-name="ro1">
          <table:table-cell table:formula="of:=[.A15]" office:value-type="string" office:string-value="st             " calcext:value-type="string">
            <text:p>st <text:s text:c="12"/></text:p>
          </table:table-cell>
          <table:table-cell table:formula="of:=[.B15]" office:value-type="float" office:value="3284773" calcext:value-type="float">
            <text:p>3284773</text:p>
          </table:table-cell>
          <table:table-cell table:style-name="ce2" table:formula="of:=[.B15]/[.C15]" office:value-type="float" office:value="0.32671616916175" calcext:value-type="float">
            <text:p>0.33</text:p>
          </table:table-cell>
          <table:table-cell table:style-name="ce2" table:formula="of:=[.B15]/[.D15]" office:value-type="float" office:value="0.357274286296654" calcext:value-type="float">
            <text:p>0.36</text:p>
          </table:table-cell>
          <table:table-cell table:style-name="ce2" table:formula="of:=[.B15]/[.E15]" office:value-type="float" office:value="0.357057891834527" calcext:value-type="float">
            <text:p>0.36</text:p>
          </table:table-cell>
          <table:table-cell table:number-columns-repeated="1019"/>
        </table:table-row>
        <table:table-row table:style-name="ro1">
          <table:table-cell table:formula="of:=[.A16]" office:value-type="string" office:string-value="edn            " calcext:value-type="string">
            <text:p>edn <text:s text:c="11"/></text:p>
          </table:table-cell>
          <table:table-cell table:formula="of:=[.B16]" office:value-type="float" office:value="3153928" calcext:value-type="float">
            <text:p>3153928</text:p>
          </table:table-cell>
          <table:table-cell table:style-name="ce2" table:formula="of:=[.B16]/[.C16]" office:value-type="float" office:value="0.133764238752139" calcext:value-type="float">
            <text:p>0.13</text:p>
          </table:table-cell>
          <table:table-cell table:style-name="ce2" table:formula="of:=[.B16]/[.D16]" office:value-type="float" office:value="0.140321447559557" calcext:value-type="float">
            <text:p>0.14</text:p>
          </table:table-cell>
          <table:table-cell table:style-name="ce2" table:formula="of:=[.B16]/[.E16]" office:value-type="float" office:value="0.145618986933191" calcext:value-type="float">
            <text:p>0.15</text:p>
          </table:table-cell>
          <table:table-cell table:number-columns-repeated="1019"/>
        </table:table-row>
        <table:table-row table:style-name="ro1">
          <table:table-cell table:formula="of:=[.A17]" office:value-type="string" office:string-value="nettle-aes     " calcext:value-type="string">
            <text:p>nettle-aes <text:s text:c="4"/></text:p>
          </table:table-cell>
          <table:table-cell table:formula="of:=[.B17]" office:value-type="float" office:value="3760611" calcext:value-type="float">
            <text:p>3760611</text:p>
          </table:table-cell>
          <table:table-cell table:style-name="ce2" table:formula="of:=[.B17]/[.C17]" office:value-type="float" office:value="0.714908224310116" calcext:value-type="float">
            <text:p>0.71</text:p>
          </table:table-cell>
          <table:table-cell table:style-name="ce2" table:formula="of:=[.B17]/[.D17]" office:value-type="float" office:value="0.883855361768326" calcext:value-type="float">
            <text:p>0.88</text:p>
          </table:table-cell>
          <table:table-cell table:style-name="ce2" table:formula="of:=[.B17]/[.E17]" office:value-type="float" office:value="0.893301116373711" calcext:value-type="float">
            <text:p>0.89</text:p>
          </table:table-cell>
          <table:table-cell table:number-columns-repeated="1019"/>
        </table:table-row>
        <table:table-row table:style-name="ro1">
          <table:table-cell table:formula="of:=[.A18]" office:value-type="string" office:string-value="wikisort       " calcext:value-type="string">
            <text:p>wikisort <text:s text:c="6"/></text:p>
          </table:table-cell>
          <table:table-cell table:formula="of:=[.B18]" office:value-type="float" office:value="2462599" calcext:value-type="float">
            <text:p>2462599</text:p>
          </table:table-cell>
          <table:table-cell table:style-name="ce2" table:formula="of:=[.B18]/[.C18]" office:value-type="float" office:value="0.316355926640235" calcext:value-type="float">
            <text:p>0.32</text:p>
          </table:table-cell>
          <table:table-cell table:style-name="ce2" table:formula="of:=[.B18]/[.D18]" office:value-type="float" office:value="0.362168215777399" calcext:value-type="float">
            <text:p>0.36</text:p>
          </table:table-cell>
          <table:table-cell table:style-name="ce2" table:formula="of:=[.B18]/[.E18]" office:value-type="float" office:value="0.363889460662877" calcext:value-type="float">
            <text:p>0.36</text:p>
          </table:table-cell>
          <table:table-cell table:number-columns-repeated="1019"/>
        </table:table-row>
        <table:table-row table:style-name="ro1">
          <table:table-cell table:formula="of:=[.A19]" office:value-type="string" office:string-value="nettle-sha256  " calcext:value-type="string">
            <text:p>nettle-sha256 <text:s/></text:p>
          </table:table-cell>
          <table:table-cell table:formula="of:=[.B19]" office:value-type="float" office:value="3392801" calcext:value-type="float">
            <text:p>3392801</text:p>
          </table:table-cell>
          <table:table-cell table:style-name="ce2" table:formula="of:=[.B19]/[.C19]" office:value-type="float" office:value="0.758962399741405" calcext:value-type="float">
            <text:p>0.76</text:p>
          </table:table-cell>
          <table:table-cell table:style-name="ce2" table:formula="of:=[.B19]/[.D19]" office:value-type="float" office:value="0.907694155744091" calcext:value-type="float">
            <text:p>0.91</text:p>
          </table:table-cell>
          <table:table-cell table:style-name="ce2" table:formula="of:=[.B19]/[.E19]" office:value-type="float" office:value="0.92769184496548" calcext:value-type="float">
            <text:p>0.93</text:p>
          </table:table-cell>
          <table:table-cell table:number-columns-repeated="1019"/>
        </table:table-row>
        <table:table-row table:style-name="ro1">
          <table:table-cell table:formula="of:=[.A20]" office:value-type="string" office:string-value="qrduino        " calcext:value-type="string">
            <text:p>qrduino <text:s text:c="7"/></text:p>
          </table:table-cell>
          <table:table-cell table:formula="of:=[.B20]" office:value-type="float" office:value="3443724" calcext:value-type="float">
            <text:p>3443724</text:p>
          </table:table-cell>
          <table:table-cell table:style-name="ce2" table:formula="of:=[.B20]/[.C20]" office:value-type="float" office:value="0.332397706156182" calcext:value-type="float">
            <text:p>0.33</text:p>
          </table:table-cell>
          <table:table-cell table:style-name="ce2" table:formula="of:=[.B20]/[.D20]" office:value-type="float" office:value="0.371305008814349" calcext:value-type="float">
            <text:p>0.37</text:p>
          </table:table-cell>
          <table:table-cell table:style-name="ce2" table:formula="of:=[.B20]/[.E20]" office:value-type="float" office:value="0.380718868984182" calcext:value-type="float">
            <text:p>0.38</text:p>
          </table:table-cell>
          <table:table-cell table:number-columns-repeated="1019"/>
        </table:table-row>
        <table:table-row table:style-name="ro1">
          <table:table-cell table:formula="of:=[.A21]" office:value-type="string" office:string-value="picojpeg       " calcext:value-type="string">
            <text:p>picojpeg <text:s text:c="6"/></text:p>
          </table:table-cell>
          <table:table-cell table:formula="of:=[.B21]" office:value-type="float" office:value="3126586" calcext:value-type="float">
            <text:p>3126586</text:p>
          </table:table-cell>
          <table:table-cell table:style-name="ce2" table:formula="of:=[.B21]/[.C21]" office:value-type="float" office:value="0.343616146975964" calcext:value-type="float">
            <text:p>0.34</text:p>
          </table:table-cell>
          <table:table-cell table:style-name="ce2" table:formula="of:=[.B21]/[.D21]" office:value-type="float" office:value="0.39635909843811" calcext:value-type="float">
            <text:p>0.40</text:p>
          </table:table-cell>
          <table:table-cell table:style-name="ce2" table:formula="of:=[.B21]/[.E21]" office:value-type="float" office:value="0.416025558289213" calcext:value-type="float">
            <text:p>0.42</text:p>
          </table:table-cell>
          <table:table-cell table:number-columns-repeated="1019"/>
        </table:table-row>
        <table:table-row table:style-name="ro1">
          <table:table-cell table:formula="of:=[.A22]" office:value-type="string" office:string-value="ud             " calcext:value-type="string">
            <text:p>ud <text:s text:c="12"/></text:p>
          </table:table-cell>
          <table:table-cell table:formula="of:=[.B22]" office:value-type="float" office:value="2652126" calcext:value-type="float">
            <text:p>2652126</text:p>
          </table:table-cell>
          <table:table-cell table:style-name="ce2" table:formula="of:=[.B22]/[.C22]" office:value-type="float" office:value="0.269927202504382" calcext:value-type="float">
            <text:p>0.27</text:p>
          </table:table-cell>
          <table:table-cell table:style-name="ce2" table:formula="of:=[.B22]/[.D22]" office:value-type="float" office:value="0.302211164462749" calcext:value-type="float">
            <text:p>0.30</text:p>
          </table:table-cell>
          <table:table-cell table:style-name="ce2" table:formula="of:=[.B22]/[.E22]" office:value-type="float" office:value="0.305438551838591" calcext:value-type="float">
            <text:p>0.31</text:p>
          </table:table-cell>
          <table:table-cell table:number-columns-repeated="1019"/>
        </table:table-row>
        <table:table-row table:style-name="ro1">
          <table:table-cell table:formula="of:=[.A23]" office:value-type="string" office:string-value="nbody          " calcext:value-type="string">
            <text:p>nbody <text:s text:c="9"/></text:p>
          </table:table-cell>
          <table:table-cell table:formula="of:=[.B23]" office:value-type="float" office:value="3085161" calcext:value-type="float">
            <text:p>3085161</text:p>
          </table:table-cell>
          <table:table-cell table:style-name="ce2" table:formula="of:=[.B23]/[.C23]" office:value-type="float" office:value="0.331906586027795" calcext:value-type="float">
            <text:p>0.33</text:p>
          </table:table-cell>
          <table:table-cell table:style-name="ce2" table:formula="of:=[.B23]/[.D23]" office:value-type="float" office:value="0.359854404790468" calcext:value-type="float">
            <text:p>0.36</text:p>
          </table:table-cell>
          <table:table-cell table:style-name="ce2" table:formula="of:=[.B23]/[.E23]" office:value-type="float" office:value="0.360586356451576" calcext:value-type="float">
            <text:p>0.3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table:formula="of:=AVERAGE([.C27:.C45])" office:value-type="float" office:value="0.370784373416962" calcext:value-type="float">
            <text:p>0.371</text:p>
          </table:table-cell>
          <table:table-cell table:style-name="ce5" table:formula="of:=AVERAGE([.D27:.D45])" office:value-type="float" office:value="0.43981831899629" calcext:value-type="float">
            <text:p>0.440</text:p>
          </table:table-cell>
          <table:table-cell table:style-name="ce5" table:formula="of:=AVERAGE([.E27:.E45])" office:value-type="float" office:value="0.456931341177337" calcext:value-type="float">
            <text:p>0.45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0:54:04.101453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0:54:06.437437205</meta:creation-date>
    <meta:editing-duration>PT35M21S</meta:editing-duration>
    <meta:editing-cycles>5</meta:editing-cycles>
    <meta:generator>LibreOffice/6.0.7.3$Linux_X86_64 LibreOffice_project/00m0$Build-3</meta:generator>
    <dc:date>2019-08-27T11:59:59.638449611</dc:date>
    <meta:document-statistic meta:table-count="1" meta:cell-count="205" meta:object-count="0"/>
  </office:meta>
</office:document-meta>
</file>